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font-weight="normal" officeooo:rsid="001af046" officeooo:paragraph-rsid="001af046" style:font-size-asian="11pt" style:font-weight-asian="normal" style:font-size-complex="11pt" style:font-weight-complex="normal"/>
    </style:style>
    <style:style style:name="P2" style:family="paragraph" style:parent-style-name="Standard">
      <style:text-properties officeooo:paragraph-rsid="001cef9b"/>
    </style:style>
    <style:style style:name="P3" style:family="paragraph" style:parent-style-name="Standard">
      <style:text-properties fo:color="#000000" style:font-name="Roboto" fo:font-size="11pt" fo:font-weight="normal" officeooo:rsid="001af046" officeooo:paragraph-rsid="001af046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Roboto" fo:font-size="11pt" fo:font-weight="normal" officeooo:rsid="001c718d" officeooo:paragraph-rsid="001c718d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Roboto" fo:font-size="11pt" fo:font-weight="normal" officeooo:paragraph-rsid="001c718d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Roboto" fo:font-size="11pt" fo:font-weight="normal" officeooo:rsid="001cef9b" officeooo:paragraph-rsid="001cef9b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Roboto" fo:font-size="11pt" fo:font-weight="normal" officeooo:rsid="001e04f8" officeooo:paragraph-rsid="001e04f8" style:font-size-asian="11pt" style:font-weight-asian="normal" style:font-size-complex="11pt" style:font-weight-complex="normal"/>
    </style:style>
    <style:style style:name="T1" style:family="text">
      <style:text-properties officeooo:rsid="001c718d"/>
    </style:style>
    <style:style style:name="T2" style:family="text">
      <style:text-properties fo:font-variant="normal" fo:text-transform="none" fo:letter-spacing="normal" fo:font-style="normal" style:font-style-asian="normal" style:font-style-complex="normal"/>
    </style:style>
    <style:style style:name="T3" style:family="text">
      <style:text-properties fo:font-variant="normal" fo:text-transform="none" fo:letter-spacing="normal" fo:font-style="normal" officeooo:rsid="001c718d" style:font-style-asian="normal" style:font-style-complex="normal"/>
    </style:style>
    <style:style style:name="T4" style:family="text">
      <style:text-properties fo:font-variant="normal" fo:text-transform="none" fo:letter-spacing="normal" fo:font-style="normal" officeooo:rsid="001cef9b" style:font-style-asian="normal" style:font-style-complex="normal"/>
    </style:style>
    <style:style style:name="T5" style:family="text">
      <style:text-properties fo:font-variant="normal" fo:text-transform="none" fo:letter-spacing="normal" fo:font-style="normal" officeooo:rsid="001e04f8" style:font-style-asian="normal" style:font-style-complex="normal"/>
    </style:style>
    <style:style style:name="T6" style:family="text">
      <style:text-properties officeooo:rsid="001cef9b"/>
    </style:style>
    <style:style style:name="T7" style:family="text">
      <style:text-properties fo:color="#000000" style:font-name="Roboto" fo:font-size="11pt" fo:font-weight="normal" officeooo:rsid="001cef9b" style:font-size-asian="11pt" style:font-weight-asian="normal" style:font-size-complex="11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Robo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1 José María Saborido Monge</text:p>
      <text:p text:style-name="P3"/>
      <text:p text:style-name="P2"><text:span text:style-name="T7">web: </text:span><text:a xlink:type="simple" xlink:href="https://www.alemarpsicologos.es/" text:style-name="Internet_20_link" text:visited-style-name="Visited_20_Internet_20_Link"><text:span text:style-name="T9">https://www.alemarpsicologos.es/</text:span></text:a></text:p>
      <text:p text:style-name="P3"/>
      <text:p text:style-name="P3"/>
      <text:p text:style-name="P4"><text:span text:style-name="T6">1 </text:span>Color Tipografia e iconos:</text:p>
      <text:p text:style-name="P4"/>
      <text:p text:style-name="P5"><text:span text:style-name="T1">En cuanto a colores la pagina usa unos colores claros en el fondo usando un blanco y para resaltar un verde azulado con un color en </text:span><text:span text:style-name="T3">rgb 114, 147, 128. <text:s/>Con estos colores la pagina esta intentando transmitir tranquilidad.</text:span></text:p>
      <text:p text:style-name="P5"><text:span text:style-name="T3"/></text:p>
      <text:p text:style-name="P4"><text:span text:style-name="T2">La </text:span><text:span text:style-name="T4">tipografía</text:span><text:span text:style-name="T2"> usa para el cuerpo open sans o arial o sans serif, la primera que este disponible para mostrar pon pantalla, este tipo de fuentes son </text:span><text:span text:style-name="T4">fáciles</text:span><text:span text:style-name="T2"> de leer tanto en la pantalla como si la imprimes.</text:span></text:p>
      <text:p text:style-name="P4"><text:span text:style-name="T2"/></text:p>
      <text:p text:style-name="P4"><text:span text:style-name="T2">En cuanto a iconos usa pocos, usa uno con el logotipo de </text:span><text:span text:style-name="T4">Facebook</text:span><text:span text:style-name="T2"> </text:span><text:span text:style-name="T4">M</text:span><text:span text:style-name="T2">essenger </text:span><text:span text:style-name="T4">con el color de resaltado, el verde azulado y al final del la pagina, en la zona de contacto usa varios iconos para la localización de la empresa, estos son el teléfono, correo electrónico, ubicación…. El resto son ilustraciones o fotos</text:span></text:p>
      <text:p text:style-name="P4"><text:span text:style-name="T4"/></text:p>
      <text:p text:style-name="P4"><text:span text:style-name="T4"/></text:p>
      <text:p text:style-name="P6"><text:span text:style-name="T2">2 Proximidad: </text:span></text:p>
      <text:p text:style-name="P6"><text:span text:style-name="T2"/></text:p>
      <text:p text:style-name="P6"><text:span text:style-name="T2">Los elementos del sitio tienen una distancia considerable entre ellos, usa muchos espacios para separar tanto distintas secciones de la propia pagina como las partes de las mismas secciones.</text:span></text:p>
      <text:p text:style-name="P6"><text:span text:style-name="T2">Con esto da una sensación de amplitud entre uno y otro. </text:span></text:p>
      <text:p text:style-name="P6"><text:span text:style-name="T2">Incluso cambiando a una resolución menor, estos espacios siguen existiendo, aunque no con tanta claridad</text:span></text:p>
      <text:p text:style-name="P6"><text:span text:style-name="T2"/></text:p>
      <text:p text:style-name="P6"><text:span text:style-name="T2">3 Ritmo:</text:span></text:p>
      <text:p text:style-name="P6"><text:span text:style-name="T2"/></text:p>
      <text:p text:style-name="P6"><text:span text:style-name="T2">El ritmo que tiene la pagina es vertical, aunque en una resolución de pantalla ancha esto cambia un poco, ya que </text:span><text:span text:style-name="T5">pasaría</text:span><text:span text:style-name="T2"> a tener un ritmo vertical para avanzar entre secciones y un ritmo horizontal dentro de estas secciones. Aun </text:span><text:span text:style-name="T5">así</text:span><text:span text:style-name="T2">, en pantallas </text:span><text:span text:style-name="T5">móviles</text:span><text:span text:style-name="T2"> el ritmo es exclusivamente vertical </text:span></text:p>
      <text:p text:style-name="P6"><text:span text:style-name="T2"/></text:p>
      <text:p text:style-name="P7"><text:span text:style-name="T2">4 Enfasi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1:41.805633879</meta:creation-date>
    <dc:date>2019-11-21T18:00:03.231710576</dc:date>
    <meta:editing-duration>PT18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55" meta:character-count="1509" meta:non-whitespace-character-count="1263"/>
  </office:meta>
</office:document-meta>
</file>